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75fc" officeooo:paragraph-rsid="001575fc"/>
    </style:style>
    <style:style style:name="P2" style:family="paragraph" style:parent-style-name="Preformatted_20_Text">
      <style:text-properties style:font-name="Nimbus Roman" fo:font-size="14pt" officeooo:rsid="001575fc" officeooo:paragraph-rsid="001575fc" style:font-size-asian="14pt" style:font-size-complex="14pt"/>
    </style:style>
    <style:style style:name="P3" style:family="paragraph" style:parent-style-name="Standard">
      <style:text-properties style:font-name="Nimbus Roman" fo:font-size="14pt" officeooo:rsid="001575fc" officeooo:paragraph-rsid="001575fc" style:font-size-asian="14pt" style:font-size-complex="14pt"/>
    </style:style>
    <style:style style:name="P4" style:family="paragraph" style:parent-style-name="Standard">
      <style:text-properties style:font-name="Nimbus Roman" fo:font-size="14pt" officeooo:rsid="001575fc" officeooo:paragraph-rsid="0015aedd" style:font-size-asian="14pt" style:font-size-complex="14pt"/>
    </style:style>
    <style:style style:name="P5" style:family="paragraph" style:parent-style-name="Standard">
      <style:text-properties style:font-name="Nimbus Roman" fo:font-size="14pt" officeooo:rsid="00173c27" officeooo:paragraph-rsid="00173c27" style:font-size-asian="14pt" style:font-size-complex="14pt"/>
    </style:style>
    <style:style style:name="P6" style:family="paragraph" style:parent-style-name="Standard">
      <style:text-properties fo:color="#ec407a" style:font-name="Nimbus Roman" fo:font-size="14pt" officeooo:rsid="0015aedd" officeooo:paragraph-rsid="0015aedd" style:font-size-asian="14pt" style:font-size-complex="14pt"/>
    </style:style>
    <style:style style:name="P7" style:family="paragraph" style:parent-style-name="Standard">
      <style:text-properties officeooo:paragraph-rsid="001575fc"/>
    </style:style>
    <style:style style:name="P8" style:family="paragraph" style:parent-style-name="Standard">
      <style:text-properties style:font-name="Nimbus Roman" fo:font-size="14pt" officeooo:rsid="00192bdf" officeooo:paragraph-rsid="00192bdf" style:font-size-asian="14pt" style:font-size-complex="14pt"/>
    </style:style>
    <style:style style:name="P9" style:family="paragraph" style:parent-style-name="Standard">
      <style:text-properties style:font-name="Nimbus Roman" fo:font-size="14pt" officeooo:rsid="001a3b62" officeooo:paragraph-rsid="001a3b62" style:font-size-asian="14pt" style:font-size-complex="14pt"/>
    </style:style>
    <style:style style:name="P10" style:family="paragraph" style:parent-style-name="Standard">
      <style:text-properties style:font-name="Nimbus Roman" fo:font-size="14pt" fo:font-weight="bold" officeooo:rsid="00192bdf" officeooo:paragraph-rsid="00192bdf" style:font-size-asian="14pt" style:font-weight-asian="bold" style:font-size-complex="14pt" style:font-weight-complex="bold"/>
    </style:style>
    <style:style style:name="T1" style:family="text">
      <style:text-properties style:font-name="Nimbus Roman" fo:font-size="14pt" style:font-size-asian="14pt" style:font-size-complex="14pt"/>
    </style:style>
    <style:style style:name="T2" style:family="text">
      <style:text-properties style:font-name="Nimbus Roman" fo:font-size="14pt" officeooo:rsid="001575fc" style:font-size-asian="14pt" style:font-size-complex="14pt"/>
    </style:style>
    <style:style style:name="T3" style:family="text">
      <style:text-properties style:font-name="Nimbus Roman" fo:font-size="14pt" officeooo:rsid="00173c27" style:font-size-asian="14pt" style:font-size-complex="14pt"/>
    </style:style>
    <style:style style:name="T4" style:family="text">
      <style:text-properties style:font-name="Nimbus Roman" fo:font-size="14pt" officeooo:rsid="0015aedd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73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tabase user info: </text:p>
      <text:p text:style-name="P8"/>
      <text:p text:style-name="P3">U<text:span text:style-name="T6">SER</text:span> = polluser</text:p>
      <text:p text:style-name="P7"><text:span text:style-name="T2">P</text:span><text:span text:style-name="T3">ASSWORD</text:span><text:span text:style-name="T2"> = ‘</text:span><text:span text:style-name="T3">polluser’</text:span></text:p>
      <text:p text:style-name="P7"><text:span text:style-name="T2">D</text:span><text:span text:style-name="T3">ATABASE</text:span><text:span text:style-name="T2"> = </text:span><text:span text:style-name="T4">polldb</text:span></text:p>
      <text:p text:style-name="P5">HOST = ‘localhost’</text:p>
      <text:p text:style-name="P5">PORT = 5432</text:p>
      <text:p text:style-name="P3"/>
      <text:p text:style-name="P10">Admin site user info: </text:p>
      <text:p text:style-name="P9">username = admin</text:p>
      <text:p text:style-name="P9">e-mail: kivamolbulak@gmail.com</text:p>
      <text:p text:style-name="P9">password = admin</text:p>
      <text:p text:style-name="P9"/>
      <text:p text:style-name="P9"/>
      <text:p text:style-name="P3">PostgreSQL commands used: </text:p>
      <text:p text:style-name="P3"/>
      <text:p text:style-name="P3">to change the name of the user to another one: </text:p>
      <text:p text:style-name="P3">ALTER USER username RENAME TO newusername;</text:p>
      <text:p text:style-name="P3"/>
      <text:p text:style-name="P4">ALTER DATABASE db RENAME TO newdb;</text:p>
      <text:p text:style-name="P6">former db name was “testDDb” and was created using double quotations, </text:p>
      <text:p text:style-name="P6">however, when typing \l command, the list would show <text:s text:c="5"/>testDDb <text:s text:c="4"/>that is without quotations, and until I typed the db name with quotations, I could not delete, alter name etc. because my actions yielded the result: database does not exist</text:p>
      <text:p text:style-name="P3"/>
      <text:p text:style-name="P1"><text:span text:style-name="Source_20_Text"><text:span text:style-name="T1">GRANT ALL PRIVILEGES ON DATABASE database_name TO username;</text:span></text:span></text:p>
      <text:p text:style-name="P1"><text:span text:style-name="Source_20_Text"><text:span text:style-name="T1"/></text:span></text:p>
      <text:p text:style-name="P1"><text:span text:style-name="Source_20_Text"><text:span text:style-name="T5">ALTER USER user_name WITH PASSWORD 'new_password';</text:span></text:span></text:p>
      <text:p text:style-name="P1"><text:span text:style-name="Source_20_Text"><text:span text:style-name="T1"/></text:span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10:19.630321572</meta:creation-date>
    <dc:date>2021-02-19T21:23:58.253948439</dc:date>
    <meta:editing-duration>PT13H19M2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20" meta:character-count="757" meta:non-whitespace-character-count="641"/>
  </office:meta>
</office:document-meta>
</file>